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D00000062FEEA9BFC6CF7644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language="pt" fo:country="BR" style:language-asian="pt" style:country-asian="BR"/>
    </style:style>
    <style:style style:name="P2" style:family="paragraph" style:parent-style-name="Normal1">
      <style:paragraph-properties fo:margin-top="0.25cm" fo:margin-bottom="0cm" loext:contextual-spacing="false" fo:line-height="100%" fo:text-align="end" style:justify-single-word="false"/>
    </style:style>
    <style:style style:name="P3" style:family="paragraph" style:parent-style-name="Normal1">
      <style:paragraph-properties fo:margin-top="0cm" fo:margin-bottom="0cm" loext:contextual-spacing="false" fo:line-height="100%"/>
    </style:style>
    <style:style style:name="P4" style:family="paragraph" style:parent-style-name="Normal1">
      <style:paragraph-properties fo:margin-top="0cm" fo:margin-bottom="0cm" loext:contextual-spacing="false" fo:line-height="100%" fo:text-align="end" style:justify-single-word="false"/>
    </style:style>
    <style:style style:name="P5" style:family="paragraph" style:parent-style-name="Normal1">
      <style:paragraph-properties fo:margin-top="0cm" fo:margin-bottom="0cm" loext:contextual-spacing="false" fo:line-height="100%" fo:text-align="justify" style:justify-single-word="false"/>
      <style:text-properties style:font-name="Arial" officeooo:paragraph-rsid="000c8e4a"/>
    </style:style>
    <style:style style:name="P6" style:family="paragraph" style:parent-style-name="Normal1">
      <style:paragraph-properties fo:margin-top="0cm" fo:margin-bottom="0cm" loext:contextual-spacing="false" fo:line-height="100%" fo:text-align="justify" style:justify-single-word="false"/>
      <style:text-properties style:font-name="Arial" fo:font-size="12pt" officeooo:paragraph-rsid="000c8e4a" style:font-name-asian="Arial1" style:font-size-asian="12pt" style:font-name-complex="Arial1" style:font-size-complex="12pt"/>
    </style:style>
    <style:style style:name="P7" style:family="paragraph" style:parent-style-name="Normal1">
      <style:paragraph-properties fo:margin-top="0cm" fo:margin-bottom="0cm" loext:contextual-spacing="false" fo:line-height="100%" fo:text-align="justify" style:justify-single-word="false"/>
      <style:text-properties style:font-name="Arial" fo:font-size="12pt" officeooo:paragraph-rsid="0018d117" style:font-name-asian="Arial1" style:font-size-asian="12pt" style:font-name-complex="Arial1" style:font-size-complex="12pt"/>
    </style:style>
    <style:style style:name="P8" style:family="paragraph" style:parent-style-name="Standard">
      <style:paragraph-properties fo:margin-top="0cm" fo:margin-bottom="0cm" loext:contextual-spacing="false" fo:line-height="100%" fo:text-align="justify" style:justify-single-word="false" style:text-autospace="none"/>
      <style:text-properties fo:color="#548dd4" style:font-name="Arial" fo:font-size="9pt" style:font-size-asian="9pt" style:font-name-complex="Arial" style:font-size-complex="9pt"/>
    </style:style>
    <style:style style:name="P9" style:family="paragraph" style:parent-style-name="Standard">
      <style:paragraph-properties fo:margin-top="0cm" fo:margin-bottom="0cm" loext:contextual-spacing="false" fo:line-height="100%" fo:text-align="justify" style:justify-single-word="false" style:text-autospace="none"/>
      <style:text-properties fo:color="#548dd4" style:font-name="Arial" fo:font-size="9pt" fo:font-weight="bold" style:font-size-asian="9pt" style:font-weight-asian="bold" style:font-name-complex="Arial" style:font-size-complex="9pt" style:font-weight-complex="bold"/>
    </style:style>
    <style:style style:name="P10"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2pt" fo:font-weight="bold" officeooo:paragraph-rsid="00283c6e" style:font-size-asian="12pt" style:font-weight-asian="bold" style:font-name-complex="Arial" style:font-size-complex="12pt" style:font-weight-complex="bold"/>
    </style:style>
    <style:style style:name="P11" style:family="paragraph" style:parent-style-name="Standard">
      <style:paragraph-properties fo:margin-top="0cm" fo:margin-bottom="0cm" loext:contextual-spacing="false" fo:line-height="100%" fo:text-align="center" style:justify-single-word="false" style:text-autospace="none"/>
      <style:text-properties style:font-name="Arial" officeooo:paragraph-rsid="00283c6e"/>
    </style:style>
    <style:style style:name="P12" style:family="paragraph" style:parent-style-name="Standard">
      <style:paragraph-properties fo:margin-top="0cm" fo:margin-bottom="0cm" loext:contextual-spacing="false" fo:line-height="100%" fo:text-align="center" style:justify-single-word="false" style:text-autospace="none"/>
      <style:text-properties officeooo:paragraph-rsid="002f95a0"/>
    </style:style>
    <style:style style:name="P13" style:family="paragraph" style:parent-style-name="Standard">
      <style:paragraph-properties fo:margin-top="0.212cm" fo:margin-bottom="0cm" loext:contextual-spacing="false" fo:line-height="100%" fo:text-align="center" style:justify-single-word="false" style:text-autospace="none"/>
      <style:text-properties fo:color="#000000" style:font-name="Arial" fo:font-size="12pt" fo:font-weight="bold" style:font-size-asian="12pt" style:font-weight-asian="bold" style:font-name-complex="Arial" style:font-size-complex="12pt" style:font-weight-complex="bold"/>
    </style:style>
    <style:style style:name="P14" style:family="paragraph" style:parent-style-name="Standard">
      <style:paragraph-properties fo:margin-top="0.212cm" fo:margin-bottom="0cm" loext:contextual-spacing="false" fo:line-height="100%" fo:text-align="center" style:justify-single-word="false" style:text-autospace="none"/>
      <style:text-properties fo:color="#000000" style:font-name="Arial" fo:font-size="12pt" fo:font-weight="bold" officeooo:paragraph-rsid="002d569c" style:font-size-asian="12pt" style:font-weight-asian="bold" style:font-name-complex="Arial" style:font-size-complex="12pt" style:font-weight-complex="bold"/>
    </style:style>
    <style:style style:name="P15" style:family="paragraph" style:parent-style-name="Standard">
      <style:paragraph-properties fo:margin-top="0.212cm" fo:margin-bottom="0cm" loext:contextual-spacing="false" fo:line-height="100%" fo:text-align="justify" style:justify-single-word="false" fo:orphans="0" fo:widows="0" style:vertical-align="baseline">
        <style:tab-stops>
          <style:tab-stop style:position="0.501cm"/>
          <style:tab-stop style:position="1cm"/>
          <style:tab-stop style:position="1.251cm"/>
        </style:tab-stops>
      </style:paragraph-properties>
      <style:text-properties fo:color="#000000" style:font-name="Arial" fo:font-size="12pt" officeooo:rsid="0012ea2a" officeooo:paragraph-rsid="0016692c" style:font-size-asian="12pt" style:font-name-complex="Arial" style:font-size-complex="12pt"/>
    </style:style>
    <style:style style:name="P16" style:family="paragraph" style:parent-style-name="Standard">
      <style:paragraph-properties fo:margin-top="0.212cm" fo:margin-bottom="0cm" loext:contextual-spacing="false" fo:line-height="100%" fo:text-align="justify" style:justify-single-word="false" fo:orphans="0" fo:widows="0" style:vertical-align="baseline">
        <style:tab-stops>
          <style:tab-stop style:position="0.501cm"/>
          <style:tab-stop style:position="1cm"/>
          <style:tab-stop style:position="1.251cm"/>
        </style:tab-stops>
      </style:paragraph-properties>
      <style:text-properties fo:color="#000000" style:font-name="Arial" fo:font-size="12pt" officeooo:rsid="00162753" officeooo:paragraph-rsid="001ae1c9" style:font-size-asian="12pt" style:font-name-complex="Arial" style:font-size-complex="12pt"/>
    </style:style>
    <style:style style:name="P17" style:family="paragraph" style:parent-style-name="Standard">
      <style:paragraph-properties fo:margin-top="0.212cm" fo:margin-bottom="0cm" loext:contextual-spacing="false" fo:line-height="100%" fo:text-align="justify" style:justify-single-word="false" fo:orphans="0" fo:widows="0" style:vertical-align="baseline">
        <style:tab-stops>
          <style:tab-stop style:position="0.501cm"/>
          <style:tab-stop style:position="1cm"/>
          <style:tab-stop style:position="1.251cm"/>
        </style:tab-stops>
      </style:paragraph-properties>
      <style:text-properties fo:color="#000000" style:font-name="Arial" fo:font-size="12pt" officeooo:rsid="00162753" officeooo:paragraph-rsid="002cb517" style:font-size-asian="12pt" style:font-name-complex="Arial" style:font-size-complex="12pt"/>
    </style:style>
    <style:style style:name="P18" style:family="paragraph" style:parent-style-name="Standard">
      <style:paragraph-properties fo:margin-top="0.212cm" fo:margin-bottom="0cm" loext:contextual-spacing="false" fo:line-height="100%" fo:text-align="justify" style:justify-single-word="false" fo:orphans="0" fo:widows="0" style:vertical-align="baseline">
        <style:tab-stops>
          <style:tab-stop style:position="0.501cm"/>
          <style:tab-stop style:position="1cm"/>
          <style:tab-stop style:position="1.251cm"/>
        </style:tab-stops>
      </style:paragraph-properties>
      <style:text-properties fo:color="#000000" style:font-name="Arial" officeooo:rsid="0015822e" officeooo:paragraph-rsid="001ae1c9"/>
    </style:style>
    <style:style style:name="P19" style:family="paragraph" style:parent-style-name="Standard">
      <style:paragraph-properties fo:margin-top="0.212cm" fo:margin-bottom="0cm" loext:contextual-spacing="false" fo:line-height="100%" style:text-autospace="none"/>
      <style:text-properties fo:color="#548dd4" style:font-name="Arial" fo:font-size="9pt" fo:font-weight="bold" style:font-size-asian="9pt" style:font-weight-asian="bold" style:font-name-complex="Arial" style:font-size-complex="9pt" style:font-weight-complex="bold"/>
    </style:style>
    <style:style style:name="P20" style:family="paragraph" style:parent-style-name="Standard">
      <style:paragraph-properties fo:margin-top="0.212cm" fo:margin-bottom="0cm" loext:contextual-spacing="false" fo:line-height="100%" style:text-autospace="none"/>
      <style:text-properties fo:color="#548dd4" style:font-name="Arial" fo:font-size="9pt" style:font-size-asian="9pt" style:font-name-complex="Arial" style:font-size-complex="9pt"/>
    </style:style>
    <style:style style:name="P21" style:family="paragraph" style:parent-style-name="Standard">
      <style:paragraph-properties fo:margin-top="0.212cm" fo:margin-bottom="0cm" loext:contextual-spacing="false" fo:line-height="100%" style:text-autospace="none"/>
      <style:text-properties fo:color="#548dd4" style:font-name="Arial" fo:font-size="9pt" officeooo:paragraph-rsid="002d569c" style:font-size-asian="9pt" style:font-name-complex="Arial" style:font-size-complex="9pt"/>
    </style:style>
    <style:style style:name="P22" style:family="paragraph" style:parent-style-name="Standard">
      <style:paragraph-properties fo:margin-top="0.212cm" fo:margin-bottom="0cm" loext:contextual-spacing="false" fo:line-height="100%" fo:text-align="justify" style:justify-single-word="false"/>
      <style:text-properties style:font-name="Arial" officeooo:paragraph-rsid="0011b97c"/>
    </style:style>
    <style:style style:name="P23" style:family="paragraph" style:parent-style-name="Standard">
      <style:paragraph-properties fo:margin-top="0.212cm" fo:margin-bottom="0cm" loext:contextual-spacing="false" fo:line-height="100%" fo:text-align="justify" style:justify-single-word="false"/>
      <style:text-properties style:font-name="Arial" officeooo:paragraph-rsid="002add02"/>
    </style:style>
    <style:style style:name="P24" style:family="paragraph" style:parent-style-name="Standard">
      <style:paragraph-properties fo:margin-top="0.212cm" fo:margin-bottom="0cm" loext:contextual-spacing="false" fo:line-height="100%" fo:text-align="justify" style:justify-single-word="false" style:text-autospace="none"/>
      <style:text-properties fo:color="#0000ff" style:font-name="Arial" fo:font-size="12pt" style:font-size-asian="12pt" style:font-name-complex="Arial" style:font-size-complex="12pt" style:font-weight-complex="bold"/>
    </style:style>
    <style:style style:name="P25" style:family="paragraph" style:parent-style-name="Normal1">
      <style:paragraph-properties fo:margin-top="0.212cm" fo:margin-bottom="0cm" loext:contextual-spacing="false" fo:line-height="100%" fo:text-align="center" style:justify-single-word="false"/>
      <style:text-properties style:font-name="Arial" fo:font-size="12pt" fo:font-weight="bold" officeooo:paragraph-rsid="001ae1c9" style:font-name-asian="Arial1" style:font-size-asian="12pt" style:font-weight-asian="bold" style:font-name-complex="Arial1" style:font-size-complex="12pt"/>
    </style:style>
    <style:style style:name="P26" style:family="paragraph" style:parent-style-name="Normal1">
      <style:paragraph-properties fo:margin-top="0.212cm" fo:margin-bottom="0cm" loext:contextual-spacing="false" fo:line-height="100%" fo:text-align="justify" style:justify-single-word="false"/>
      <style:text-properties style:font-name="Arial" fo:font-size="12pt" officeooo:rsid="00213d45" officeooo:paragraph-rsid="00213d45" style:font-size-asian="12pt" style:font-name-complex="Arial1" style:font-size-complex="12pt"/>
    </style:style>
    <style:style style:name="P27" style:family="paragraph" style:parent-style-name="Normal1">
      <style:paragraph-properties fo:margin-top="0.212cm" fo:margin-bottom="0cm" loext:contextual-spacing="false" fo:line-height="100%" fo:text-align="justify" style:justify-single-word="false"/>
      <style:text-properties style:font-name="Arial" officeooo:paragraph-rsid="002add02"/>
    </style:style>
    <style:style style:name="P28" style:family="paragraph" style:parent-style-name="Normal1">
      <style:paragraph-properties fo:margin-top="0.212cm" fo:margin-bottom="0cm" loext:contextual-spacing="false" fo:line-height="100%" fo:text-align="justify" style:justify-single-word="false"/>
      <style:text-properties style:font-name="Arial" officeooo:paragraph-rsid="0034bd42"/>
    </style:style>
    <style:style style:name="P29" style:family="paragraph" style:parent-style-name="Normal1">
      <style:paragraph-properties fo:margin-top="0.212cm" fo:margin-bottom="0cm" loext:contextual-spacing="false" fo:line-height="100%" fo:text-align="justify" style:justify-single-word="false"/>
      <style:text-properties fo:color="#000000" style:font-name="Arial" officeooo:paragraph-rsid="00243629"/>
    </style:style>
    <style:style style:name="P30" style:family="paragraph" style:parent-style-name="Normal1">
      <style:paragraph-properties fo:margin-top="0.212cm" fo:margin-bottom="0cm" loext:contextual-spacing="false" fo:line-height="100%" fo:text-align="justify" style:justify-single-word="false" style:text-autospace="none"/>
      <style:text-properties fo:color="#000000" style:font-name="Arial" officeooo:paragraph-rsid="000c8e4a"/>
    </style:style>
    <style:style style:name="P31" style:family="paragraph" style:parent-style-name="Normal1">
      <style:paragraph-properties fo:margin-top="0.212cm" fo:margin-bottom="0cm" loext:contextual-spacing="false" fo:line-height="100%" fo:text-align="justify" style:justify-single-word="false"/>
      <style:text-properties fo:color="#000000" style:font-name="Arial" fo:font-size="12pt" officeooo:rsid="00248825" officeooo:paragraph-rsid="00248825" style:font-size-asian="12pt" style:font-size-complex="12pt"/>
    </style:style>
    <style:style style:name="P32" style:family="paragraph" style:parent-style-name="Normal1">
      <style:paragraph-properties fo:margin-top="0.212cm" fo:margin-bottom="0cm" loext:contextual-spacing="false" fo:line-height="100%" fo:text-align="justify" style:justify-single-word="false" fo:orphans="0" fo:widows="0" style:vertical-align="baseline">
        <style:tab-stops>
          <style:tab-stop style:position="0.501cm"/>
          <style:tab-stop style:position="1cm"/>
          <style:tab-stop style:position="1.251cm"/>
        </style:tab-stops>
      </style:paragraph-properties>
      <style:text-properties fo:color="#000000" style:font-name="Arial" fo:font-size="12pt" officeooo:rsid="0012ea2a" officeooo:paragraph-rsid="00175039" style:font-size-asian="12pt" style:font-name-complex="Arial" style:font-size-complex="12pt"/>
    </style:style>
    <style:style style:name="P33" style:family="paragraph" style:parent-style-name="Normal1">
      <style:paragraph-properties fo:margin-top="0.212cm" fo:margin-bottom="0cm" loext:contextual-spacing="false" fo:line-height="100%" fo:text-align="justify" style:justify-single-word="false" fo:orphans="0" fo:widows="0" style:text-autospace="none" style:vertical-align="baseline">
        <style:tab-stops>
          <style:tab-stop style:position="0.501cm"/>
          <style:tab-stop style:position="1cm"/>
          <style:tab-stop style:position="1.251cm"/>
        </style:tab-stops>
      </style:paragraph-properties>
      <style:text-properties fo:color="#000000" style:font-name="Arial" fo:font-size="12pt" officeooo:rsid="0012ea2a" officeooo:paragraph-rsid="002d569c" style:font-size-asian="12pt" style:font-name-complex="Arial" style:font-size-complex="12pt"/>
    </style:style>
    <style:style style:name="P34" style:family="paragraph" style:parent-style-name="Normal1">
      <style:paragraph-properties fo:margin-top="0.212cm" fo:margin-bottom="0cm" loext:contextual-spacing="false" fo:line-height="100%" fo:text-align="justify" style:justify-single-word="false" fo:orphans="0" fo:widows="0" style:vertical-align="baseline">
        <style:tab-stops>
          <style:tab-stop style:position="0.501cm"/>
          <style:tab-stop style:position="1cm"/>
          <style:tab-stop style:position="1.251cm"/>
        </style:tab-stops>
      </style:paragraph-properties>
      <style:text-properties fo:color="#000000" style:font-name="Arial" fo:font-size="12pt" officeooo:rsid="0015822e" officeooo:paragraph-rsid="001b80a7" style:font-size-asian="12pt" style:font-name-complex="Arial" style:font-size-complex="12pt"/>
    </style:style>
    <style:style style:name="P35" style:family="paragraph" style:parent-style-name="Normal1">
      <style:paragraph-properties fo:margin-top="0.212cm" fo:margin-bottom="0cm" loext:contextual-spacing="false" fo:line-height="100%" fo:text-align="justify" style:justify-single-word="false" style:text-autospace="none"/>
      <style:text-properties fo:color="#000000" style:font-name="Arial" fo:font-size="12pt" officeooo:rsid="000e1a18" officeooo:paragraph-rsid="000c8e4a" style:font-name-asian="Arial1" style:font-size-asian="12pt" style:font-name-complex="Arial1" style:font-size-complex="12pt"/>
    </style:style>
    <style:style style:name="P36" style:family="paragraph" style:parent-style-name="Normal1">
      <style:paragraph-properties fo:margin-top="0.212cm" fo:margin-bottom="0cm" loext:contextual-spacing="false" fo:line-height="100%" fo:text-align="center" style:justify-single-word="false" fo:orphans="0" fo:widows="0" style:vertical-align="baseline">
        <style:tab-stops>
          <style:tab-stop style:position="0.501cm"/>
          <style:tab-stop style:position="1cm"/>
          <style:tab-stop style:position="1.251cm"/>
        </style:tab-stops>
      </style:paragraph-properties>
      <style:text-properties fo:color="#000000" style:font-name="Arial" fo:font-size="12pt" fo:font-weight="bold" officeooo:rsid="0012ea2a" officeooo:paragraph-rsid="0018d117" style:font-name-asian="Arial1" style:font-size-asian="12pt" style:font-weight-asian="bold" style:font-name-complex="Arial1" style:font-size-complex="12pt"/>
    </style:style>
    <style:style style:name="P37" style:family="paragraph" style:parent-style-name="Normal1">
      <style:paragraph-properties fo:margin-top="0.212cm" fo:margin-bottom="0cm" loext:contextual-spacing="false" fo:line-height="100%" fo:text-align="justify" style:justify-single-word="false" fo:orphans="0" fo:widows="0" style:vertical-align="baseline">
        <style:tab-stops>
          <style:tab-stop style:position="0.501cm"/>
          <style:tab-stop style:position="1cm"/>
          <style:tab-stop style:position="1.251cm"/>
        </style:tab-stops>
      </style:paragraph-properties>
      <style:text-properties fo:color="#548dd4" style:font-name="Arial" fo:font-size="9pt" officeooo:paragraph-rsid="001cc08c" style:font-size-asian="9pt" style:font-name-complex="Arial" style:font-size-complex="9pt"/>
    </style:style>
    <style:style style:name="P38" style:family="paragraph" style:parent-style-name="Normal1">
      <style:paragraph-properties fo:margin-top="0.212cm" fo:margin-bottom="0cm" loext:contextual-spacing="false" fo:line-height="100%" fo:text-align="justify" style:justify-single-word="false" style:text-autospace="none"/>
      <style:text-properties fo:color="#548dd4" style:font-name="Arial" fo:font-size="12pt" fo:font-weight="bold" officeooo:paragraph-rsid="00213d45" style:font-size-asian="12pt" style:font-weight-asian="bold" style:font-name-complex="Arial1" style:font-size-complex="12pt" style:font-weight-complex="bold"/>
    </style:style>
    <style:style style:name="P39" style:family="paragraph" style:parent-style-name="Standard" style:master-page-name="">
      <style:paragraph-properties fo:margin-left="4.001cm" fo:margin-right="0cm" fo:margin-top="0.212cm" fo:margin-bottom="0cm" loext:contextual-spacing="false" fo:line-height="100%" fo:text-align="justify" style:justify-single-word="false" fo:orphans="0" fo:widows="0" fo:hyphenation-ladder-count="no-limit" fo:text-indent="0.101cm" style:auto-text-indent="false" style:page-number="auto" style:vertical-align="baseline" style:writing-mode="lr-tb">
        <style:tab-stops>
          <style:tab-stop style:position="0.501cm"/>
          <style:tab-stop style:position="1cm"/>
          <style:tab-stop style:position="1.251cm"/>
          <style:tab-stop style:position="3.995cm"/>
        </style:tab-stops>
      </style:paragraph-properties>
      <style:text-properties fo:color="#000000" style:font-name="Arial" fo:font-size="10pt" officeooo:rsid="00162753" officeooo:paragraph-rsid="001ae1c9" style:font-size-asian="10pt" style:font-size-complex="10pt" fo:hyphenate="false" fo:hyphenation-remain-char-count="2" fo:hyphenation-push-char-count="2"/>
    </style:style>
    <style:style style:name="P40" style:family="paragraph" style:parent-style-name="Standard" style:master-page-name="">
      <style:paragraph-properties fo:margin-left="4.001cm" fo:margin-right="0cm" fo:margin-top="0.212cm" fo:margin-bottom="0cm" loext:contextual-spacing="false" fo:line-height="100%" fo:text-align="justify" style:justify-single-word="false" fo:orphans="0" fo:widows="0" fo:hyphenation-ladder-count="no-limit" fo:text-indent="0cm" style:auto-text-indent="false" style:page-number="auto" style:vertical-align="baseline" style:writing-mode="lr-tb">
        <style:tab-stops>
          <style:tab-stop style:position="0.501cm"/>
          <style:tab-stop style:position="1cm"/>
          <style:tab-stop style:position="1.251cm"/>
          <style:tab-stop style:position="3.995cm"/>
        </style:tab-stops>
      </style:paragraph-properties>
      <style:text-properties fo:color="#000000" style:font-name="Arial" fo:font-size="10pt" officeooo:rsid="0015822e" officeooo:paragraph-rsid="001ae1c9" style:font-size-asian="10pt" style:font-size-complex="10pt" fo:hyphenate="false" fo:hyphenation-remain-char-count="2" fo:hyphenation-push-char-count="2"/>
    </style:style>
    <style:style style:name="P41" style:family="paragraph" style:parent-style-name="Standard" style:master-page-name="">
      <style:paragraph-properties fo:margin-left="4.001cm" fo:margin-right="0cm" fo:margin-top="0.212cm" fo:margin-bottom="0cm" loext:contextual-spacing="false" fo:line-height="100%" fo:text-align="justify" style:justify-single-word="false" fo:orphans="0" fo:widows="0" fo:hyphenation-ladder-count="no-limit" fo:text-indent="0cm" style:auto-text-indent="false" style:page-number="auto" style:vertical-align="baseline" style:writing-mode="lr-tb">
        <style:tab-stops>
          <style:tab-stop style:position="0.501cm"/>
          <style:tab-stop style:position="1cm"/>
          <style:tab-stop style:position="1.251cm"/>
          <style:tab-stop style:position="3.995cm"/>
        </style:tab-stops>
      </style:paragraph-properties>
      <style:text-properties fo:color="#000000" style:font-name="Arial" fo:font-size="10pt" officeooo:rsid="00162753" officeooo:paragraph-rsid="001e0195" style:font-size-asian="10pt" style:font-name-complex="Arial" style:font-size-complex="10pt" fo:hyphenate="false" fo:hyphenation-remain-char-count="2" fo:hyphenation-push-char-count="2"/>
    </style:style>
    <style:style style:name="P42" style:family="paragraph" style:parent-style-name="Standard">
      <style:paragraph-properties fo:margin-left="0cm" fo:margin-right="0cm" fo:margin-top="0.212cm" fo:margin-bottom="0cm" loext:contextual-spacing="false" fo:line-height="100%"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rsid="000de625" officeooo:paragraph-rsid="00243629" style:font-size-asian="12pt" style:font-size-complex="12pt"/>
    </style:style>
    <style:style style:name="P43" style:family="paragraph" style:parent-style-name="Footnote">
      <style:paragraph-properties fo:text-align="justify" style:justify-single-word="false"/>
      <style:text-properties style:font-name="Arial" fo:font-size="9pt" officeooo:rsid="00248825" style:font-size-asian="9pt" style:font-name-complex="Calibri" style:font-size-complex="9pt"/>
    </style:style>
    <style:style style:name="P44" style:family="paragraph" style:parent-style-name="Standard" style:master-page-name="Standard">
      <style:paragraph-properties fo:margin-top="0.212cm" fo:margin-bottom="0cm" loext:contextual-spacing="false" fo:line-height="100%" fo:text-align="center" style:justify-single-word="false" style:page-number="auto" style:text-autospace="none"/>
      <style:text-properties fo:color="#000000" style:font-name="Arial" fo:font-size="12pt" fo:font-weight="bold" officeooo:rsid="000b6209" style:font-size-asian="12pt" style:font-weight-asian="bold" style:font-name-complex="Arial" style:font-size-complex="12pt" style:font-weight-complex="bold"/>
    </style:style>
    <style:style style:name="T1" style:family="text">
      <style:text-properties style:font-name="Arial" fo:font-size="9pt" style:font-name-asian="Arial" style:font-size-asian="9pt" style:font-name-complex="Arial" style:font-size-complex="9pt"/>
    </style:style>
    <style:style style:name="T2" style:family="text">
      <style:text-properties style:font-name="Arial" fo:font-size="9pt" fo:language="pt" fo:country="BR" style:font-name-asian="Arial" style:font-size-asian="9pt" style:font-name-complex="Arial" style:font-size-complex="9pt"/>
    </style:style>
    <style:style style:name="T3" style:family="text">
      <style:text-properties style:font-name="Arial" fo:font-size="9pt" fo:language="pt" fo:country="BR" officeooo:rsid="002f95a0" style:font-name-asian="Arial" style:font-size-asian="9pt" style:font-name-complex="Arial" style:font-size-complex="9pt"/>
    </style:style>
    <style:style style:name="T4" style:family="text">
      <style:text-properties style:font-name="Arial" fo:font-size="9pt" fo:language="pt" fo:country="BR" officeooo:rsid="0032c2a9" style:font-name-asian="Arial" style:font-size-asian="9pt" style:font-name-complex="Arial" style:font-size-complex="9pt"/>
    </style:style>
    <style:style style:name="T5" style:family="text">
      <style:text-properties style:font-name="Arial" fo:font-size="9pt" fo:language="pt" fo:country="BR" style:font-size-asian="9pt" style:font-name-complex="Arial" style:font-size-complex="9pt"/>
    </style:style>
    <style:style style:name="T6" style:family="text">
      <style:text-properties style:font-name="Arial" fo:font-size="9pt" fo:language="pt" fo:country="BR" officeooo:rsid="002f95a0" style:font-size-asian="9pt" style:font-name-complex="Arial" style:font-size-complex="9pt"/>
    </style:style>
    <style:style style:name="T7" style:family="text">
      <style:text-properties style:font-name="Arial" fo:font-size="9pt" fo:language="pt" fo:country="BR" officeooo:rsid="0032c2a9" style:font-size-asian="9pt" style:font-name-complex="Arial" style:font-size-complex="9pt"/>
    </style:style>
    <style:style style:name="T8" style:family="text">
      <style:text-properties fo:color="#000000" style:font-name="Arial" fo:font-size="12pt" fo:font-style="italic" style:font-size-asian="12pt" style:font-style-asian="italic" style:font-name-complex="Arial" style:font-size-complex="12pt"/>
    </style:style>
    <style:style style:name="T9" style:family="text">
      <style:text-properties fo:color="#000000" style:font-name="Arial" fo:font-size="12pt" fo:font-style="italic" officeooo:rsid="000b6209" style:font-size-asian="12pt" style:font-style-asian="italic" style:font-name-complex="Arial" style:font-size-complex="12pt"/>
    </style:style>
    <style:style style:name="T10" style:family="text">
      <style:text-properties fo:color="#000000" style:font-name="Arial" fo:font-size="12pt" fo:font-style="italic" officeooo:rsid="00248825" style:font-size-asian="12pt" style:font-style-asian="italic" style:font-name-complex="Arial" style:font-size-complex="12pt"/>
    </style:style>
    <style:style style:name="T11" style:family="text">
      <style:text-properties fo:color="#000000" style:font-name="Arial" fo:font-size="12pt" fo:font-style="italic" officeooo:rsid="002f95a0" style:font-size-asian="12pt" style:font-style-asian="italic" style:font-name-complex="Arial" style:font-size-complex="12pt"/>
    </style:style>
    <style:style style:name="T12" style:family="text">
      <style:text-properties fo:color="#000000" style:font-name="Arial" fo:font-size="9pt" style:font-size-asian="9pt" style:font-name-complex="Arial" style:font-size-complex="9pt"/>
    </style:style>
    <style:style style:name="T13" style:family="text">
      <style:text-properties fo:color="#000000" style:font-name="Arial" fo:font-size="9pt" officeooo:rsid="0032c2a9" style:font-size-asian="9pt" style:font-name-complex="Arial" style:font-size-complex="9pt"/>
    </style:style>
    <style:style style:name="T14" style:family="text">
      <style:text-properties fo:color="#000000" style:font-name="Arial" fo:font-size="9pt" style:font-name-asian="Arial" style:font-size-asian="9pt" style:font-name-complex="Arial" style:font-size-complex="9pt"/>
    </style:style>
    <style:style style:name="T15" style:family="text">
      <style:text-properties fo:color="#000000" fo:font-size="12pt" style:font-size-asian="12pt" style:font-name-complex="Arial1" style:font-size-complex="12pt"/>
    </style:style>
    <style:style style:name="T16" style:family="text">
      <style:text-properties fo:color="#000000" fo:font-size="12pt" officeooo:rsid="000e1a18" style:font-size-asian="12pt" style:font-name-complex="Arial1" style:font-size-complex="12pt"/>
    </style:style>
    <style:style style:name="T17" style:family="text">
      <style:text-properties fo:color="#000000" fo:font-size="12pt" officeooo:rsid="000fe6b6" style:font-size-asian="12pt" style:font-name-complex="Arial1" style:font-size-complex="12pt"/>
    </style:style>
    <style:style style:name="T18" style:family="text">
      <style:text-properties fo:color="#000000" fo:font-size="12pt" officeooo:rsid="002a014e" style:font-size-asian="12pt" style:font-name-complex="Arial1" style:font-size-complex="12pt"/>
    </style:style>
    <style:style style:name="T19" style:family="text">
      <style:text-properties fo:color="#000000" fo:font-size="12pt" officeooo:rsid="0011b97c" style:font-size-asian="12pt" style:font-name-complex="Arial1" style:font-size-complex="12pt"/>
    </style:style>
    <style:style style:name="T20" style:family="text">
      <style:text-properties fo:color="#000000" fo:font-size="12pt" officeooo:rsid="00123f65" style:font-size-asian="12pt" style:font-name-complex="Arial1" style:font-size-complex="12pt"/>
    </style:style>
    <style:style style:name="T21" style:family="text">
      <style:text-properties fo:color="#000000" fo:font-size="12pt" officeooo:rsid="00135651" style:font-size-asian="12pt" style:font-name-complex="Arial1" style:font-size-complex="12pt"/>
    </style:style>
    <style:style style:name="T22" style:family="text">
      <style:text-properties fo:color="#000000" fo:font-size="12pt" officeooo:rsid="001e0195" style:font-size-asian="12pt" style:font-name-complex="Arial1" style:font-size-complex="12pt"/>
    </style:style>
    <style:style style:name="T23" style:family="text">
      <style:text-properties fo:color="#000000" fo:font-size="12pt" officeooo:rsid="002f95a0" style:font-size-asian="12pt" style:font-name-complex="Arial1" style:font-size-complex="12pt"/>
    </style:style>
    <style:style style:name="T24" style:family="text">
      <style:text-properties fo:color="#000000" fo:font-size="12pt" officeooo:rsid="0034bd42" style:font-size-asian="12pt" style:font-name-complex="Arial1" style:font-size-complex="12pt"/>
    </style:style>
    <style:style style:name="T25" style:family="text">
      <style:text-properties fo:color="#000000" fo:font-size="12pt" officeooo:rsid="0034bd42" style:font-name-asian="Arial1" style:font-size-asian="12pt" style:font-name-complex="Arial1" style:font-size-complex="12pt"/>
    </style:style>
    <style:style style:name="T26" style:family="text">
      <style:text-properties officeooo:rsid="001ae1c9"/>
    </style:style>
    <style:style style:name="T27" style:family="text">
      <style:text-properties fo:font-style="italic" style:font-style-asian="italic" style:font-style-complex="italic"/>
    </style:style>
    <style:style style:name="T28" style:family="text">
      <style:text-properties officeooo:rsid="001b80a7"/>
    </style:style>
    <style:style style:name="T29" style:family="text">
      <style:text-properties officeooo:rsid="001e0195"/>
    </style:style>
    <style:style style:name="T30" style:family="text">
      <style:text-properties fo:font-variant="normal" fo:text-transform="none" fo:font-size="12pt" fo:letter-spacing="normal" fo:font-style="normal" fo:font-weight="normal" officeooo:rsid="00243629" style:font-size-asian="12pt" style:font-name-complex="Arial1" style:font-size-complex="12pt"/>
    </style:style>
    <style:style style:name="T31" style:family="text">
      <style:text-properties fo:font-variant="normal" fo:text-transform="none" fo:font-size="12pt" fo:letter-spacing="normal" fo:font-style="normal" fo:font-weight="normal" style:font-size-asian="12pt" style:font-size-complex="12pt"/>
    </style:style>
    <style:style style:name="T3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font-size="12pt" fo:letter-spacing="normal" fo:font-style="normal" fo:font-weight="normal" officeooo:rsid="00243629" style:font-size-asian="12pt" style:font-weight-asian="normal" style:font-name-complex="Arial1" style:font-size-complex="12pt" style:font-weight-complex="normal"/>
    </style:style>
    <style:style style:name="T34"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35" style:family="text">
      <style:text-properties fo:font-variant="normal" fo:text-transform="none" fo:font-size="12pt" fo:letter-spacing="normal" fo:font-style="normal" fo:font-weight="bold" officeooo:rsid="00243629" style:font-size-asian="12pt" style:font-weight-asian="bold" style:font-name-complex="Arial1" style:font-size-complex="12pt" style:font-weight-complex="bold"/>
    </style:style>
    <style:style style:name="T36" style:family="text">
      <style:text-properties fo:font-variant="normal" fo:text-transform="none" fo:letter-spacing="normal" fo:font-style="normal" fo:font-weight="normal" style:font-name-complex="Arial1"/>
    </style:style>
    <style:style style:name="T37" style:family="text">
      <style:text-properties fo:font-variant="normal" fo:text-transform="none" fo:letter-spacing="normal" fo:font-style="normal" fo:font-weight="bold" style:font-weight-asian="bold" style:font-name-complex="Arial1" style:font-weight-complex="bold"/>
    </style:style>
    <style:style style:name="T38" style:family="text">
      <style:text-properties style:font-name-complex="Arial1"/>
    </style:style>
    <style:style style:name="T39" style:family="text">
      <style:text-properties style:font-name-complex="Arial"/>
    </style:style>
    <style:style style:name="T40" style:family="text">
      <style:text-properties officeooo:rsid="00162753" style:font-name-complex="Arial"/>
    </style:style>
    <style:style style:name="T41" style:family="text">
      <style:text-properties officeooo:rsid="002cb517" style:font-name-complex="Arial"/>
    </style:style>
    <style:style style:name="T42" style:family="text">
      <style:text-properties officeooo:rsid="0016692c" style:font-name-complex="Arial"/>
    </style:style>
    <style:style style:name="T43" style:family="text">
      <style:text-properties fo:font-size="12pt" fo:font-style="normal" officeooo:rsid="001a9ccb" style:font-name-asian="Arial1" style:font-size-asian="12pt" style:font-style-asian="normal" style:font-name-complex="Arial1" style:font-size-complex="12pt" style:font-style-complex="normal"/>
    </style:style>
    <style:style style:name="T44" style:family="text">
      <style:text-properties fo:font-size="12pt" fo:font-style="normal" officeooo:rsid="001a9ccb" style:font-name-asian="Arial1" style:font-size-asian="12pt" style:font-style-asian="normal" style:font-name-complex="Arial" style:font-size-complex="12pt" style:font-style-complex="normal"/>
    </style:style>
    <style:style style:name="T45" style:family="text">
      <style:text-properties fo:font-size="12pt" fo:font-style="normal" style:font-size-asian="12pt" style:font-style-asian="normal" style:font-name-complex="Arial" style:font-size-complex="12pt" style:font-style-complex="normal"/>
    </style:style>
    <style:style style:name="T46" style:family="text">
      <style:text-properties fo:font-size="12pt" style:font-name-asian="Arial1" style:font-size-asian="12pt" style:font-name-complex="Arial1" style:font-size-complex="12pt"/>
    </style:style>
    <style:style style:name="T47" style:family="text">
      <style:text-properties fo:font-size="12pt" officeooo:rsid="002add02" style:font-name-asian="Arial1" style:font-size-asian="12pt" style:font-name-complex="Arial1" style:font-size-complex="12pt"/>
    </style:style>
    <style:style style:name="T48" style:family="text">
      <style:text-properties fo:font-size="12pt" officeooo:rsid="00283c6e" style:font-name-asian="Arial1" style:font-size-asian="12pt" style:font-name-complex="Arial1" style:font-size-complex="12pt"/>
    </style:style>
    <style:style style:name="T49" style:family="text">
      <style:text-properties fo:font-size="12pt" officeooo:rsid="000c8e4a" style:font-name-asian="Arial1" style:font-size-asian="12pt" style:font-name-complex="Arial1" style:font-size-complex="12pt"/>
    </style:style>
    <style:style style:name="T50" style:family="text">
      <style:text-properties fo:font-size="12pt" officeooo:rsid="002a014e" style:font-name-asian="Arial1" style:font-size-asian="12pt" style:font-name-complex="Arial1" style:font-size-complex="12pt"/>
    </style:style>
    <style:style style:name="T51" style:family="text">
      <style:text-properties fo:font-size="12pt" officeooo:rsid="000cf15a" style:font-name-asian="Arial1" style:font-size-asian="12pt" style:font-name-complex="Arial1" style:font-size-complex="12pt"/>
    </style:style>
    <style:style style:name="T52" style:family="text">
      <style:text-properties fo:font-size="12pt" officeooo:rsid="00289ca6" style:font-name-asian="Arial1" style:font-size-asian="12pt" style:font-name-complex="Arial1" style:font-size-complex="12pt"/>
    </style:style>
    <style:style style:name="T53" style:family="text">
      <style:text-properties fo:font-size="12pt" officeooo:rsid="000e1a18" style:font-name-asian="Arial1" style:font-size-asian="12pt" style:font-name-complex="Arial1" style:font-size-complex="12pt"/>
    </style:style>
    <style:style style:name="T54" style:family="text">
      <style:text-properties fo:font-size="12pt" officeooo:rsid="0018d117" style:font-name-asian="Arial1" style:font-size-asian="12pt" style:font-name-complex="Arial1" style:font-size-complex="12pt"/>
    </style:style>
    <style:style style:name="T55" style:family="text">
      <style:text-properties fo:font-size="12pt" officeooo:rsid="002a9566" style:font-name-asian="Arial1" style:font-size-asian="12pt" style:font-name-complex="Arial1" style:font-size-complex="12pt"/>
    </style:style>
    <style:style style:name="T56" style:family="text">
      <style:text-properties fo:font-size="12pt" officeooo:rsid="002aa485" style:font-name-asian="Arial1" style:font-size-asian="12pt" style:font-name-complex="Arial1" style:font-size-complex="12pt"/>
    </style:style>
    <style:style style:name="T57" style:family="text">
      <style:text-properties fo:font-size="12pt" officeooo:rsid="001a2ec3" style:font-name-asian="Arial1" style:font-size-asian="12pt" style:font-name-complex="Arial1" style:font-size-complex="12pt"/>
    </style:style>
    <style:style style:name="T58" style:family="text">
      <style:text-properties fo:font-size="12pt" officeooo:rsid="002f95a0" style:font-name-asian="Arial1" style:font-size-asian="12pt" style:font-name-complex="Arial1" style:font-size-complex="12pt"/>
    </style:style>
    <style:style style:name="T59" style:family="text">
      <style:text-properties fo:font-size="12pt" officeooo:rsid="001a9ccb" style:font-name-asian="Arial1" style:font-size-asian="12pt" style:font-name-complex="Arial1" style:font-size-complex="12pt"/>
    </style:style>
    <style:style style:name="T60" style:family="text">
      <style:text-properties fo:font-size="12pt" officeooo:rsid="001ae1c9" style:font-name-asian="Arial1" style:font-size-asian="12pt" style:font-name-complex="Arial1" style:font-size-complex="12pt"/>
    </style:style>
    <style:style style:name="T61" style:family="text">
      <style:text-properties fo:font-size="12pt" officeooo:rsid="0034bd42" style:font-name-asian="Arial1" style:font-size-asian="12pt" style:font-name-complex="Arial1" style:font-size-complex="12pt"/>
    </style:style>
    <style:style style:name="T62" style:family="text">
      <style:text-properties fo:font-size="12pt" style:font-name-asian="Arial1" style:font-size-asian="12pt" style:font-name-complex="Arial" style:font-size-complex="12pt"/>
    </style:style>
    <style:style style:name="T63" style:family="text">
      <style:text-properties fo:font-size="12pt" officeooo:rsid="002add02" style:font-name-asian="Arial1" style:font-size-asian="12pt" style:font-name-complex="Arial" style:font-size-complex="12pt"/>
    </style:style>
    <style:style style:name="T64" style:family="text">
      <style:text-properties fo:font-size="12pt" officeooo:rsid="002f95a0" style:font-name-asian="Arial1" style:font-size-asian="12pt" style:font-name-complex="Arial" style:font-size-complex="12pt"/>
    </style:style>
    <style:style style:name="T65" style:family="text">
      <style:text-properties fo:font-size="12pt" style:font-size-asian="12pt" style:font-size-complex="12pt"/>
    </style:style>
    <style:style style:name="T66" style:family="text">
      <style:text-properties fo:font-size="12pt" style:font-size-asian="12pt" style:font-name-complex="Arial1" style:font-size-complex="12pt"/>
    </style:style>
    <style:style style:name="T67" style:family="text">
      <style:text-properties fo:font-size="12pt" officeooo:rsid="00243629" style:font-size-asian="12pt" style:font-name-complex="Arial1" style:font-size-complex="12pt"/>
    </style:style>
    <style:style style:name="T68" style:family="text">
      <style:text-properties fo:font-size="12pt" officeooo:rsid="000e1a18" style:font-size-asian="12pt" style:font-name-complex="Arial1" style:font-size-complex="12pt"/>
    </style:style>
    <style:style style:name="T69" style:family="text">
      <style:text-properties fo:font-size="12pt" officeooo:rsid="002162ca" style:font-size-asian="12pt" style:font-name-complex="Arial1" style:font-size-complex="12pt"/>
    </style:style>
    <style:style style:name="T70" style:family="text">
      <style:text-properties fo:font-size="12pt" officeooo:rsid="002d569c" style:font-size-asian="12pt" style:font-name-complex="Arial1" style:font-size-complex="12pt"/>
    </style:style>
    <style:style style:name="T71" style:family="text">
      <style:text-properties fo:font-size="12pt" officeooo:rsid="002277e9" style:font-size-asian="12pt" style:font-name-complex="Arial1" style:font-size-complex="12pt"/>
    </style:style>
    <style:style style:name="T72" style:family="text">
      <style:text-properties fo:font-size="12pt" officeooo:rsid="0031745d" style:font-size-asian="12pt" style:font-name-complex="Arial1" style:font-size-complex="12pt"/>
    </style:style>
    <style:style style:name="T73" style:family="text">
      <style:text-properties fo:font-size="12pt" style:font-size-asian="12pt" style:font-name-complex="Arial" style:font-size-complex="12pt"/>
    </style:style>
    <style:style style:name="T74" style:family="text">
      <style:text-properties fo:font-size="12pt" officeooo:rsid="002d569c" style:font-size-asian="12pt" style:font-name-complex="Arial" style:font-size-complex="12pt"/>
    </style:style>
    <style:style style:name="T75" style:family="text">
      <style:text-properties fo:font-size="12pt" officeooo:rsid="00162753" style:font-size-asian="12pt" style:font-name-complex="Arial" style:font-size-complex="12pt"/>
    </style:style>
    <style:style style:name="T76" style:family="text">
      <style:text-properties fo:font-size="12pt" officeooo:rsid="003007e5" style:font-size-asian="12pt" style:font-name-complex="Arial" style:font-size-complex="12pt"/>
    </style:style>
    <style:style style:name="T77" style:family="text">
      <style:text-properties fo:font-size="12pt" officeooo:rsid="0031ace8" style:font-size-asian="12pt" style:font-name-complex="Arial" style:font-size-complex="12pt"/>
    </style:style>
    <style:style style:name="T78" style:family="text">
      <style:text-properties fo:font-size="12pt" officeooo:rsid="002add02" style:font-size-asian="12pt" style:font-name-complex="Arial" style:font-size-complex="12pt"/>
    </style:style>
    <style:style style:name="T79" style:family="text">
      <style:text-properties fo:font-size="12pt" fo:font-weight="bold" style:font-name-asian="Arial1" style:font-size-asian="12pt" style:font-weight-asian="bold" style:font-name-complex="Arial1" style:font-size-complex="12pt"/>
    </style:style>
    <style:style style:name="T80" style:family="text">
      <style:text-properties fo:font-size="12pt" fo:font-style="italic" style:font-name-asian="Arial1" style:font-size-asian="12pt" style:font-style-asian="italic" style:font-name-complex="Arial1" style:font-size-complex="12pt"/>
    </style:style>
    <style:style style:name="T81" style:family="text">
      <style:text-properties fo:font-size="12pt" fo:font-style="italic" style:font-name-asian="Arial1" style:font-size-asian="12pt" style:font-style-asian="italic" style:font-name-complex="Arial" style:font-size-complex="12pt" style:font-style-complex="italic"/>
    </style:style>
    <style:style style:name="T82" style:family="text">
      <style:text-properties fo:font-size="12pt" fo:font-style="italic" officeooo:rsid="002add02" style:font-name-asian="Arial1" style:font-size-asian="12pt" style:font-style-asian="italic" style:font-name-complex="Arial" style:font-size-complex="12pt" style:font-style-complex="italic"/>
    </style:style>
    <style:style style:name="T83" style:family="text">
      <style:text-properties style:font-name-asian="Arial1" style:font-name-complex="Arial1"/>
    </style:style>
    <style:style style:name="T84" style:family="text">
      <style:text-properties officeooo:rsid="002a014e" style:font-name-asian="Arial1" style:font-name-complex="Arial1"/>
    </style:style>
    <style:style style:name="T85" style:family="text">
      <style:text-properties officeooo:rsid="00175039" style:font-name-asian="Arial1" style:font-name-complex="Arial1"/>
    </style:style>
    <style:style style:name="T86" style:family="text">
      <style:text-properties officeooo:rsid="0018d117" style:font-name-asian="Arial1" style:font-name-complex="Arial1"/>
    </style:style>
    <style:style style:name="T87" style:family="text">
      <style:text-properties officeooo:rsid="001e0195" style:font-name-asian="Arial1" style:font-name-complex="Arial1"/>
    </style:style>
    <style:style style:name="T88" style:family="text">
      <style:text-properties officeooo:rsid="001cc08c" style:font-name-asian="Arial1" style:font-name-complex="Arial1"/>
    </style:style>
    <style:style style:name="T89" style:family="text">
      <style:text-properties officeooo:rsid="001f82c0" style:font-name-asian="Arial1" style:font-name-complex="Arial1"/>
    </style:style>
    <style:style style:name="T90" style:family="text">
      <style:text-properties officeooo:rsid="001e5bc2" style:font-name-asian="Arial1" style:font-name-complex="Arial1"/>
    </style:style>
    <style:style style:name="T91" style:family="text">
      <style:text-properties officeooo:rsid="003007e5" style:font-name-asian="Arial1" style:font-name-complex="Arial1"/>
    </style:style>
    <style:style style:name="T92" style:family="text">
      <style:text-properties officeooo:rsid="0034bd42" style:font-name-asian="Arial1" style:font-name-complex="Arial1"/>
    </style:style>
    <style:style style:name="T93" style:family="text">
      <style:text-properties officeooo:rsid="002b3c7c"/>
    </style:style>
    <style:style style:name="T94" style:family="text">
      <style:text-properties officeooo:rsid="002c679d"/>
    </style:style>
    <style:style style:name="T95" style:family="text">
      <style:text-properties officeooo:rsid="002cb517"/>
    </style:style>
    <style:style style:name="T96" style:family="text">
      <style:text-properties officeooo:rsid="002f95a0"/>
    </style:style>
    <style:style style:name="T97" style:family="text">
      <style:text-properties officeooo:rsid="003007e5"/>
    </style:style>
    <style:style style:name="T98" style:family="text">
      <style:text-properties fo:font-weight="bold" officeooo:rsid="00243629" style:font-weight-asian="bold" style:font-name-complex="Arial1" style:font-weight-complex="bold"/>
    </style:style>
    <style:style style:name="T99" style:family="text">
      <style:text-properties officeooo:rsid="0031ace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EFLEXÕES ACERCA DAS EXPERIÊNCIAS DE INCLUSÃO, INTERCULTURALIDADE E INOVAÇÃO PEDAGÓGICA NO CURSO DE ESPECIALIZAÇÃO EM EDUCAÇÃO DO IFC-CAMBORIÚ</text:p>
      <text:p text:style-name="P8"/>
      <text:p text:style-name="P8"/>
      <text:p text:style-name="P12"><text:span text:style-name="T9">SILVA, Filomena Lucia Gossler da</text:span><text:span text:style-name="Ref._20_de_20_nota_20_de_20_rodapé"><text:span text:style-name="T9"><text:note text:id="ftn1" text:note-class="footnote"><text:note-citation>1</text:note-citation><text:note-body><text:p text:style-name="Footnote"><text:span text:style-name="T1"><text:s/></text:span><text:span text:style-name="T12">Doutora em Educação, UFSC;</text:span><text:span text:style-name="T14"> </text:span><text:span text:style-name="T12">professora</text:span><text:span text:style-name="T14"> </text:span><text:span text:style-name="T12">do Instituto Federal Catarinense – Campus Camboriú.</text:span><text:span text:style-name="T14"> </text:span><text:a xlink:type="simple" xlink:href="mailto:filomena.silva@ifc.edu.br" text:style-name="Internet_20_link" text:visited-style-name="Visited_20_Internet_20_Link"><text:span text:style-name="Internet_20_link"><text:span text:style-name="T1">filomena.silva@ifc.edu.br</text:span></text:span></text:a><text:span text:style-name="T2"> <text:s/></text:span></text:p></text:note-body></text:note></text:span></text:span><text:span text:style-name="T9">; </text:span><text:span text:style-name="T11">FERNANDES, Sonia Regina de Souza</text:span><text:span text:style-name="Ref._20_de_20_nota_20_de_20_rodapé"><text:span text:style-name="T9"><text:note text:id="ftn2" text:note-class="footnote"><text:note-citation>2</text:note-citation><text:note-body><text:p text:style-name="Footnote"><text:span text:style-name="T1"><text:s/></text:span><text:span text:style-name="T5">Doutor</text:span><text:span text:style-name="T6">a</text:span><text:span text:style-name="T5"> em E</text:span><text:span text:style-name="T7">ducação, UNISINOS</text:span><text:span text:style-name="T5">; </text:span><text:span text:style-name="T12">professor</text:span><text:span text:style-name="T13">a</text:span><text:span text:style-name="T14"> </text:span><text:span text:style-name="T12">do Instituto Federal Catarinense – Campus Camboriú.</text:span><text:span text:style-name="T14"> </text:span><text:span text:style-name="Internet_20_link"><text:span text:style-name="T3">sonia.souza</text:span></text:span><text:a xlink:type="simple" xlink:href="mailto:leo.serpa@ifc.edu.brr" text:style-name="Internet_20_link" text:visited-style-name="Visited_20_Internet_20_Link"><text:span text:style-name="Internet_20_link"><text:span text:style-name="T1">@</text:span></text:span></text:a><text:a xlink:type="simple" xlink:href="mailto:leo.serpa@ifc.edu.brr" text:style-name="Internet_20_link" text:visited-style-name="Visited_20_Internet_20_Link"><text:span text:style-name="Internet_20_link"><text:span text:style-name="T2">ifc.edu.br</text:span></text:span></text:a></text:p></text:note-body></text:note></text:span></text:span><text:span text:style-name="T9">; <text:s/></text:span><text:span text:style-name="T11">LANGE, Anelise Nascimento</text:span><text:span text:style-name="Ref._20_de_20_nota_20_de_20_rodapé"><text:span text:style-name="T9"><text:note text:id="ftn3" text:note-class="footnote"><text:note-citation>3</text:note-citation><text:note-body><text:p text:style-name="Footnote"><text:span text:style-name="T1"><text:s/>Acadêmica do Curso de Licenciatura em Pedagogia </text:span><text:span text:style-name="T12">do Instituto Federal Catarinense – Campus Camboriú.</text:span><text:span text:style-name="T14"> </text:span><text:span text:style-name="Internet_20_link"><text:span text:style-name="T2">a</text:span></text:span><text:span text:style-name="Internet_20_link"><text:span text:style-name="T4">nelange@gmail.com</text:span></text:span></text:p></text:note-body></text:note></text:span></text:span><text:span text:style-name="T9">; </text:span><text:span text:style-name="T11">SOUZA, Dávila C</text:span><text:span text:style-name="T9">arolina </text:span><text:span text:style-name="T10">Inácio de</text:span><text:span text:style-name="Footnote_20_Symbol"><text:span text:style-name="T8"><text:note text:id="ftn4" text:note-class="footnote"><text:note-citation>4</text:note-citation><text:note-body><text:p text:style-name="P43"><text:span text:style-name="T96">Acadêmica do Curso</text:span> de Licenciatura em pedagogia, Instituto Federal Catarinense –<text:span text:style-name="T96"> Campus Camboriú. </text:span><text:a xlink:type="simple" xlink:href="mailto:davila_carol@hotmail.com" text:style-name="Internet_20_link" text:visited-style-name="Visited_20_Internet_20_Link">davila_carol@hotmail.com</text:a></text:p></text:note-body></text:note></text:span></text:span><text:span text:style-name="Footnote_20_Symbol"><text:span text:style-name="T8"> </text:span></text:span></text:p>
      <text:p text:style-name="P11"/>
      <text:p text:style-name="P10">RESUMO</text:p>
      <text:p text:style-name="P9"/>
      <text:p text:style-name="P5"><text:span text:style-name="T48">Este </text:span><text:span text:style-name="T49">trabalho</text:span><text:span text:style-name="T46"> apresenta algumas reflexões </text:span><text:span text:style-name="T49">acerca </text:span><text:span text:style-name="T46">d</text:span><text:span text:style-name="T48">a</text:span><text:span text:style-name="T49"> pesquisa</text:span><text:span text:style-name="T46">, ainda em andamento “</text:span><text:span text:style-name="T49">Experiências de inclusão, interculturalidade e inovação pedagógica no Programa de Pós-graduação em Educação em nível de especialização do IFC-Camboriú: contradições e perspectivas emergentes”. O objetivo geral d</text:span><text:span text:style-name="T50">a pesquisa </text:span><text:span text:style-name="T49">é investigar as contradições e perspectivas emergentes em propostas e experiências </text:span><text:span text:style-name="T48">de inclusão, interculturalidade e inovação pedagógica, </text:span><text:span text:style-name="T49">presentes no Programa de Pós-graduação em Educação em nível de especialização do </text:span><text:span text:style-name="T51">referido campus</text:span><text:span text:style-name="T49">.</text:span><text:span text:style-name="T46"> Em termos metodológicos optou-se por uma abordagem quanti-qualitativa com pesquisa </text:span><text:span text:style-name="T50">etnográfica digital, </text:span><text:span text:style-name="T46">bibliográfica e </text:span><text:span text:style-name="T51">documental </text:span><text:span text:style-name="T50">e de campo (</text:span><text:span text:style-name="T52">aplicação de questionários </text:span><text:span text:style-name="T50">e realização de entrevistas)</text:span><text:span text:style-name="T46">.</text:span></text:p>
      <text:p text:style-name="P6"/>
      <text:p text:style-name="P30"><text:span text:style-name="T79">Palavras-chave</text:span><text:span text:style-name="T46">: E</text:span><text:span text:style-name="T53">specialização em Educação. Inclusão. Interculturalidade. Inovação Pedagógica.</text:span></text:p>
      <text:p text:style-name="P35"/>
      <text:p text:style-name="P13">INTRODUÇÃO</text:p>
      <text:p text:style-name="P19"/>
      <text:p text:style-name="P22"><text:span text:style-name="T61">Este </text:span><text:span text:style-name="T46">trabalho constitui-se na apresentação de </text:span><text:span text:style-name="T50">resultados preliminares acerca de uma </text:span><text:span text:style-name="T46">pesquisa em andamento, realizada no contexto do </text:span><text:span text:style-name="T61">IF</text:span><text:span text:style-name="T46">Catarinense – Campus Camboriú e tem por objetivo </text:span><text:span text:style-name="T66">geral </text:span><text:span text:style-name="T68">investigar as contradições e perspectivas emergentes em proposta e experiência de inclusão, interculturalidade e inovação pedagógica, presentes no Programa de Pós-graduação em Educação (PPGE) em nível de especialização. Como objetivos </text:span><text:span text:style-name="T15">específicos pretende-se com este estudo: a) </text:span><text:span text:style-name="T16">Aprofundar a discussão acerca dos conceitos de inclusão, interculturalidade e inovação pedagógica estabelecendo relações com a concepção de formação de professores para uma sociedade sustentável, no âmbito do PPGE em nível de especialização oferecido no Campus Camboriú; </text:span><text:span text:style-name="T15">b) </text:span><text:span text:style-name="T16">Identificar em que medida os conceitos de </text:span><text:soft-page-break/><text:span text:style-name="T16">inclusão, interculturalidade e inovação pedagógica estão presentes no Projeto Pedagógico do PPGE em nível de especialização do IFC – Campus Camboriú </text:span><text:span text:style-name="T17">e se os mesmos convergem com a concepção desses conceitos assumida no projeto do OIIIIPe</text:span><text:span text:style-name="T16">; c) </text:span><text:span text:style-name="T17">Mapear propostas de ação e experiências inovadoras acerca destes conceitos em relação à formação oferecida aos estudantes do PPGE em nível de especialização do IFC-Campus Camboriú identificando dispositivos colonizadores das relações culturais, sexistas, políticas e práticas que permeiam o cotidiano de inclusão e interculturalidade. </text:span></text:p>
      <text:p text:style-name="P22"><text:span text:style-name="T18">Importa dizer que este projeto vincula-se </text:span><text:span text:style-name="T23">à </text:span><text:span text:style-name="T17">uma rede de cooperação em conjunto com universidades brasileiras e estrangeiras, </text:span><text:span text:style-name="T19">denominada Observatório Internacional de Inclusão, Interculturalidade e Inovação Pedagógica (OIIIIPe).</text:span><text:span text:style-name="T17"> </text:span><text:span text:style-name="T18">O</text:span><text:span text:style-name="T17"> I</text:span><text:span text:style-name="T24">FC</text:span><text:span text:style-name="T17">atarinense </text:span><text:span text:style-name="T20">- </text:span><text:span text:style-name="T17">Campus Camboriú colabora </text:span><text:span text:style-name="T19">com o OIIIIPe pesquisando a forma com a qual é abordada esta temática, no projeto pedagógico </text:span><text:span text:style-name="T18">e atividades realizadas pelo/no </text:span><text:span text:style-name="T19">programa do curso de especialização em educação, </text:span><text:span text:style-name="T18">acima mencionado, com o objetivo de perceber </text:span><text:span text:style-name="T19">a importância de se </text:span><text:span text:style-name="T18">refletir sobre </text:span><text:span text:style-name="T19">os diferentes contextos socioculturais dos </text:span><text:span text:style-name="T21">professores e profissionais da educação. </text:span><text:span text:style-name="T18">Para refletir sobre tais questões utilizaremo-nos de autores como: </text:span><text:span text:style-name="T22">Almeida (2004), Fleuri (2009), Messina (2001) e Scaramuzza (2010).</text:span></text:p>
      <text:p text:style-name="P32"><text:span text:style-name="T84">Dito isto,</text:span><text:span text:style-name="T83"> entendemos que refletir sobre a</text:span><text:span text:style-name="T85">s narrativas contemporâneas quanto às relações inclusivas, pedagogicamente inovadoras e interculturais no processo de formação de educadoras e educadores,</text:span><text:span text:style-name="T83"> constitui-se em um elemento importante para não só compreender, </text:span><text:span text:style-name="T85">mas </text:span><text:span text:style-name="T86">alicerçar</text:span><text:span text:style-name="T85"> e </text:span><text:span text:style-name="T86">propagar</text:span><text:span text:style-name="T83"> </text:span><text:span text:style-name="T86">tais narrativas fortalecendo a participação do </text:span><text:span text:style-name="T92">IFCatarinense</text:span><text:span text:style-name="T86"> em discussões nacionais e internacionais a respeito destes temas.</text:span></text:p>
      <text:p text:style-name="P15"/>
      <text:p text:style-name="P36">PROCEDIMENTOS METODOLÓGICOS</text:p>
      <text:p text:style-name="P7"/>
      <text:p text:style-name="P27"><text:span text:style-name="T46">A pesquisa vem sendo desenvolvida por meio de abordagem quanti-qualitativa, fundamentando-se </text:span><text:span text:style-name="T47">na etnografia digital, </text:span><text:span text:style-name="T46">revisão bibliográfica,</text:span><text:span text:style-name="T54"> documental </text:span><text:span text:style-name="T55">e de</text:span><text:span text:style-name="T46"> campo. </text:span></text:p>
      <text:p text:style-name="P23"><text:span text:style-name="T62">A etnografia </text:span><text:span text:style-name="T63">digital vem sendo utilizada a partir de dados </text:span><text:span text:style-name="T62">etnográficos </text:span><text:span text:style-name="T63">que permitam a ut</text:span><text:span text:style-name="T64">i</text:span><text:span text:style-name="T63">lização de esp</text:span><text:span text:style-name="T62">aço </text:span><text:span text:style-name="T82">on</text:span><text:span text:style-name="T63"> e</text:span><text:span text:style-name="T62"> </text:span><text:span text:style-name="T81">offline</text:span><text:span text:style-name="T62">, </text:span><text:span text:style-name="T63">bem como </text:span><text:span text:style-name="T62">a observação face-a-face. Como em toda pesquisa etnográfica tradicional, a observação participante é o principal instrumento de coleta de dados. </text:span><text:span text:style-name="T63">T</text:span><text:span text:style-name="T62">al observação pode se dar </text:span><text:span text:style-name="T63">inclusive </text:span><text:span text:style-name="T62">através d</text:span><text:span text:style-name="T63">e</text:span><text:span text:style-name="T62"> gravações em vídeo.</text:span></text:p>
      <text:p text:style-name="P28"><text:span text:style-name="T55">A revisão de literatura vem sendo desenvolvida por meio do levantamento de produções teóricas convergentes com a</text:span><text:span text:style-name="T56">s</text:span><text:span text:style-name="T55"> concepç</text:span><text:span text:style-name="T56">ões do Projeto do Observatório de Inclusão, Interculturalidade e Inovação Pedagógica (O</text:span><text:span text:style-name="T58">IIII</text:span><text:span text:style-name="T56">Pe)</text:span><text:span text:style-name="T57">. </text:span><text:span text:style-name="T56">Tal levantamento vem sendo desenvolvid</text:span><text:span text:style-name="T58">o</text:span><text:span text:style-name="T56"> por meio de um </text:span><text:span text:style-name="T46">procedimento metodológico </text:span><text:span text:style-name="T56">denominado estado do conhecimento, envolvendo os seguintes </text:span><text:span text:style-name="T46">bancos de dados: repositórios de teses e dissertações das Universidades públicas e particulares </text:span><text:span text:style-name="T57">brasileiras </text:span><text:span text:style-name="T46">que possuem Programas de Pós-graduação em Educação na modalidade </text:span><text:span text:style-name="T80">stricto sensu, </text:span><text:span text:style-name="T43">SCIELO (Scientific Eletronic Library </text:span><text:soft-page-break/><text:span text:style-name="T43">Online), ANPEd (Associação Nacional de Pós-graduação e Pesquisa em Educação), CAPES – Coordenação de Aperfeiçoamento de Pesquisa do Ensino Superior. </text:span></text:p>
      <text:p text:style-name="P28"><text:span text:style-name="T73">A </text:span><text:span text:style-name="T45">pesquisa documental</text:span><text:span text:style-name="T73"> </text:span><text:span text:style-name="T78">vem sendo realizada por meio da análise do Projeto Político Pedagógico do Programa de Pós-graduação em Educação.</text:span><text:bookmark text:name="h.z0vyi5n0xfze1"/><text:span text:style-name="T78"> </text:span><text:span text:style-name="T44">O documento como fonte de pesquisa pode ser escrito e não escrito, tais como filmes, vídeos, slides, fotografias, leis, orientações e diretrizes curriculares, projetos, entre outras.</text:span></text:p>
      <text:p text:style-name="P28"><text:span text:style-name="T47">Quanto </text:span><text:span text:style-name="T58">à</text:span><text:span text:style-name="T47"> pesquisa de campo, a pesquisa pretende aplicar um q</text:span><text:span text:style-name="T46">uestionário </text:span><text:span text:style-name="T47">junto aos acadêmicos do</text:span><text:span text:style-name="T59"> Programa de Pós-graduação em Educação em nível de especialização do </text:span><text:span text:style-name="T25">IFCatarinense</text:span><text:span text:style-name="T46"> – Campus Camboriú, </text:span><text:span text:style-name="T59">a fim de investigar </text:span><text:span text:style-name="T60">tais contradições e perspectivas emergentes sobre a referida</text:span><text:span text:style-name="T59"> temática. </text:span><text:span text:style-name="T47">Junto aos coordenadores e professores que atuam no referido programa será realizad</text:span><text:span text:style-name="T58">o questionário </text:span><text:span text:style-name="T47">semiestruturad</text:span><text:span text:style-name="T58">o</text:span><text:span text:style-name="T47"> para verificar tais questões.</text:span></text:p>
      <text:p text:style-name="P25"/>
      <text:p text:style-name="P14">RESULTADOS E DISCUSSÃO</text:p>
      <text:p text:style-name="P21"/>
      <text:p text:style-name="P33"><text:span text:style-name="T87">Como mencionamos, a pesquisa encontra-se em andamento, porém transcorridos </text:span><text:span text:style-name="T88">pouco mais de três meses, este estudo possui como resultados parciais o levantamento da produção </text:span><text:span text:style-name="T87">teórica </text:span><text:span text:style-name="T88">a partir da consulta nos bancos de dados. Percebemos que </text:span><text:span text:style-name="T83">há um</text:span><text:span text:style-name="T88">a grande produção acadêmica sobre a temática, e de forma significativa, com relação à inclusão </text:span><text:span text:style-name="T89">e interculturalidade</text:span><text:span text:style-name="T88">, haja vista a amplitude de utilização do</text:span><text:span text:style-name="T89">s</text:span><text:span text:style-name="T88"> termo</text:span><text:span text:style-name="T89">s</text:span><text:span text:style-name="T88">, abarcando diversas empregabilidades. </text:span></text:p>
      <text:p text:style-name="P33"><text:span text:style-name="T88">Após </text:span><text:span text:style-name="T90">verificar tais produções, identificamos os</text:span><text:span text:style-name="T88"> trabalhos que </text:span><text:span text:style-name="T90">deferissem</text:span><text:span text:style-name="T88"> </text:span><text:span text:style-name="T90">à temática </text:span><text:span text:style-name="T88">propost</text:span><text:span text:style-name="T90">a</text:span><text:span text:style-name="T88"> no </text:span><text:span text:style-name="T90">projeto, desta forma</text:span><text:span text:style-name="T88">, iniciou-se </text:span><text:span text:style-name="T90">a fase de </text:span><text:span text:style-name="T88">fichamentos dos mesmos de forma que </text:span><text:span text:style-name="T90">auxiliassem a </text:span><text:span text:style-name="T88">construção do referencial teórico da pesquisa. Inicialmente tal </text:span><text:span text:style-name="T89">levantamento </text:span><text:span text:style-name="T88">nos permitiram selecionar </text:span><text:span text:style-name="T89">vinte e seis produções sobre interculturalidade, quatro sobre inovação pedagógica e três sobre inclusão, abarcando dezesseis anos compreendidos pelo período de 2000 à 2016. Identificamos que os temas se inter-relacionam e que tais produções perpassam a interculturalidade considerando a educação indígena, a interculturalidade e a decolonialidade </text:span><text:span text:style-name="T91">e </text:span><text:span text:style-name="T89">a inovação pedagógica para a inclusão de deficientes. </text:span></text:p>
      <text:p text:style-name="P34"><text:span text:style-name="T93">Em que pese ao conceito de </text:span>interculturalidade <text:span text:style-name="T93">percebemos </text:span>muitas questões e indagações a respeito das diferenças culturais e nas relações educacionais e humanas <text:span text:style-name="T94">nos textos estudados</text:span>. <text:span text:style-name="T95">Há a emergência, segundo o que observamos na produção teórica, de criarmos estratégias para que a </text:span>sociedade <text:span text:style-name="T95">perceba-se </text:span>multicultural, haja vista as diferentes culturas impregnadas na população que a compõe. Assim, para promovermos uma educação intercultural, precisamos reconhecer as especificidades e singularidades de cada cultura e os sujeitos que delas se constituem. <text:span text:style-name="T95">Além disso, emerge que a relação entre os sujeitos seja </text:span>dialógica, <text:span text:style-name="T95">de forma que se possa</text:span> construir <text:span text:style-name="T95">relações </text:span>intercultura<text:span text:style-name="T95">is. O d</text:span>esafio intercultural <text:span text:style-name="T95">está em </text:span>reconhecer, perceber e externar mais as <text:soft-page-break/>diferenças do povo brasileiro em seus variados grupos socioculturais, pois quando observamos e aprofundamos nosso olhar às diferenças, conseguimos visualizar estereótipos preconcebidos que nos impedem de perceber o outro. <text:span text:style-name="T95">Nesse sentido, </text:span>Scaramuzza (2010, <text:span text:style-name="T99">p.2</text:span>) afirma que “o processo de construção da educação intercultural...efetivamente passa pela compreensão do universo do outro, sem perder de vista o respeito e a problematização das diferenças”. Reconhecer estas diferenças nos permite novas perspectivas e possibilidades de relações que se construirão interculturalmente, ganhando expressão tanto na esfera educacional quanto social. Auxiliando neste processo, estão os movimentos sociais que dão voz às minorias e evidenciam suas especificidades alçando suas bandeiras em defesa de suas reivindicações. Conforme afirma Fleuri (2009):</text:p>
      <text:p text:style-name="P40"><text:span text:style-name="T39">Os desafios interculturais se colocam no Brasil a partir da ação dos <text:s text:c="22"/>diferentes movimentos sociais. Os processos de educação popular, </text:span><text:span text:style-name="T40">d</text:span><text:span text:style-name="T39">esenvolvidos principalmente a partir dos movimentos populares, tem contribuído significativamente para o reconhecimento e valorização das culturas dos diferentes grupos sociais, identificados como subalternos e excluídos. (FLEURI, 2009, p. 29)</text:span></text:p>
      <text:p text:style-name="P18"><text:span text:style-name="T73">Estes movimentos respeitam as diferenças e singularidades e são imprescindíveis para que haja uma relação direta, igualitária e digna, que contemple oportunidades também igualitárias na defesa da equidade de direitos e políticas públicas que as contemplem. Quando olhamos o outro com conceitos pré</text:span><text:span text:style-name="T76">-</text:span><text:span text:style-name="T73">concebidos formamos estereótipos e assim negamos ao outro o acesso aos bens públicos, o acesso a cargos e funções laborais, entre tantas outras situações. Isso se dá tanto pela etnia quanto pelas questões de gênero, de religião e de todo tipo de deficiências, ou seja, assim promovemos a discriminação esteorotipando o outro. O direito de igualdade de oportunidades </text:span><text:span text:style-name="T74">i</text:span><text:span text:style-name="T73">mplica em combater estereótipos e preconceitos, pois o preconceito divide as pessoas. O preconceito se dá no campo sociocultural, mas pode ter implicações políticas e econômicas, </text:span><text:span text:style-name="T74">e portanto, torna-se urgente </text:span><text:span text:style-name="T73">mudar as dinâmicas autoritárias transformando-as em participativas e democráticas. </text:span><text:span text:style-name="T74">A esse respeito, </text:span><text:span text:style-name="T73">Fleuri (2009, </text:span><text:span text:style-name="T77">p. 28</text:span><text:span text:style-name="T73">) afirma que “não se trata de incutir em todos os sujeitos um modo de pensar único, mas sim de construir as mediações para que cada um possa desenvolver sua autonomia em reciprocidade com os outros sujeitos que constituem a sociedade”. Assim construímos interculturalidade através do nosso contato com diferentes culturas, </text:span><text:span text:style-name="T75">l</text:span><text:span text:style-name="T73">ogo, pensa-se interculturalidade e educação intercultural de uma forma coesa, integrada, haja vista, serem temas que estão ligados de uma forma racional. Quando a interculturalidade é favorecida pela educação, ou seja, quando os atores escolares são instigados a conviver com sujeitos de outras culturas, a escola torna-se articuladora desta relação. Percebemos as nossas diferenças quando estamos em interação significativa e de forma sensata, ou seja, de forma relacional. Desconstruir a colonialidade do saber implica em construí-lo a partir das experiências conversadas e dialogadas pelas pessoas. O desafio é de desenvolver metodologias nessa perspectiva e como prática social, desenvolver ciência e conhecimento não colonial, aprender com os povos as culturas não coloniais. Transformarmo-nos em um povo que de fato se </text:span><text:soft-page-break/><text:span text:style-name="T73">relaciona interculturalmente e que promove uma educação intercultural e igualitária a todos.</text:span></text:p>
      <text:p text:style-name="P16">Sobre inovação pedagógica, <text:span text:style-name="T95">mencionamos a partir da literatura consultada que esta, enquanto termo</text:span>, <text:span text:style-name="T26">origina-se do latim</text:span> <text:span text:style-name="T27">inovatio</text:span> e o seu significado <text:span text:style-name="T26">assemelha-se a </text:span>novidade, renovação, podendo se<text:span text:style-name="T26">r atribuído a criação de um novo método,</text:span> uma nova ideia; inovar é um processo que abarca elementos essenciais para o desenvolvimento. Desta forma o termo inovação foi trazido do mundo da administração e da tecnologia para a educação no sentido de <text:span text:style-name="T28">ponderar uma nova perspectiva, assim d</text:span>estaca Messina (2001, p.226):</text:p>
      <text:p text:style-name="P41">Desde os anos setenta, a inovação tem sido referência obrigatória e recorrente no campo educacional, empregada para melhorar o estado de coisas vigente<text:span text:style-name="T28">s</text:span>. O conceito e a prática da inovação transformaram-se significativamente. Enquanto nos anos sessenta e setenta, a inovação foi uma proposta predefinida para que outros a adotassem e instalassem em seus respectivos âmbitos, nos anos noventa, os <text:span text:style-name="T28">t</text:span>rabalhos sobre o tema destacam o caráter autogerado e diverso da inovação. <text:span text:style-name="T29">(</text:span>M<text:span text:style-name="T29">ESSINA, </text:span>2001, p.226)</text:p>
      <text:p text:style-name="P17"><text:span text:style-name="T95">A</text:span> inovação, <text:span text:style-name="T95">portanto, deve ser vista</text:span> como um processo, <text:span text:style-name="T95">considerada por </text:span>Messina (2001) c<text:span text:style-name="T95">omo</text:span> a capacidade de modificar o espaço no qual está e também, de modificar-se e transformar-se a si própria. Porém, quando a inovação é vista numa perspectiva de custos e benefícios, de ajustes para cumprimento de normas e diretrizes, ela torna-se limitada e previsível, distanciando-se do seu real significado, do novo, da mudança. Assim enfatiza Messina (2001, <text:span text:style-name="T99">p.227</text:span>) “a orientação que compele à mudança, o deslumbramento por qualquer coisa que seja nova e moderna são movimentos nos quais se perde o sentido da educação como renascimento”. Diante das mudanças mundiais nos modelos socioeconômicos, cingidos de novas demandas sociais e alicerçados pelos pensamentos inovadores e questionadores das últimas décadas acerca da educação, quando dissertamos sobre inovação pedagógica devemos ampliar nossas percepções e contemplar práticas pedagógicas inclusivas que perpassem todos os níveis da educação, que considerem novos saberes educativos e que lancem novos olhares para a relação entre o professor e o estudante. </text:p>
      <text:p text:style-name="P17"><text:span text:style-name="T95">Por fim, no que se refere ao conceito de inclusão no campo da educação, percebemos que esta vincula-se geralmente às pessoas com deficiência. Contudo, </text:span>a educação inclusiva está para além disso, <text:span text:style-name="T95">uma vez que </text:span>abarca a efetivação de um processo de ensino aprendizagem que permita o acesso integral e efetivo de sujeitos categorizados como excludentes ou marginalizados pela sociedade, oferecendo-lhes condições no cumprimento do currículo escolar comum, permitindo-lhes o desenvolvimento de suas capacidades e competências. <text:span text:style-name="T95">De acordo com</text:span> Almeida (2004, <text:span text:style-name="T99">p.244</text:span>), <text:span text:style-name="T95">tal concepção implica na</text:span>:</text:p>
      <text:p text:style-name="P39"><text:span text:style-name="T41">[…] </text:span><text:span text:style-name="T39">construção de espaços para reflexão crítica, flexibilização e criação de canais de informação nas escolas, alianças e apoios entre os profissionais e implementaçã</text:span><text:span text:style-name="T42">o </text:span><text:span text:style-name="T39">de políticas públicas de valorização e formação docente. Portanto, precisamos conceber a formação continuada dos educadores como elemento crucial para a </text:span><text:soft-page-break/><text:span text:style-name="T39">(re)construção da instituição escolar. (ALMEIDA, 2004, p. 244)</text:span></text:p>
      <text:p text:style-name="P16"><text:span text:style-name="T95">Dito isto, a</text:span>bordar a educação de forma inclusiva e inovadora <text:span text:style-name="T95">significa contrapor-se às práticas sociais de um modo geral e das práticas pedagógicas de modo particular, que tem se caracterizado como</text:span> excludentes. Independente<text:span text:style-name="T95">mente</text:span> do contexto social ao qual estamos inseridos, é necessário que se promovam políticas inclusivas, <text:span text:style-name="T95">de </text:span>oferta universal da educação <text:span text:style-name="T95">de modo a garantir a</text:span> todos a oportunidade <text:span text:style-name="T97">de </text:span>acesso <text:span text:style-name="T95">e permanência, contemplando </text:span>todos os níveis e modalidades de ensino.</text:p>
      <text:p text:style-name="P37"/>
      <text:p text:style-name="P20"/>
      <text:p text:style-name="P13">CONSIDERAÇÕES FINAIS</text:p>
      <text:p text:style-name="P26"/>
      <text:p text:style-name="P28"><text:span text:style-name="T69">Embora o curto período de dedicação ao estudo da temática, </text:span><text:span text:style-name="T66">entendemos que tal investigação </text:span><text:span text:style-name="T69">corrobora com as reflexões discutidas e abordadas pelo OI</text:span><text:span text:style-name="T72">I</text:span><text:span text:style-name="T69">IIPe nos demais contextos das universidades brasileiras e estrangeiras </text:span><text:span text:style-name="T70">e tem se tornado extremamente relevante para pensarmos o desenvolvimento das atividades no Pr</text:span><text:span text:style-name="T72">o</text:span><text:span text:style-name="T70">grama de Pós-graduação em Educação do </text:span><text:span text:style-name="T25">IFCatarinense</text:span><text:span text:style-name="T70"> - C</text:span><text:span text:style-name="T71">ampus Camboriú. </text:span><text:span text:style-name="T70">Tal programa destina-se </text:span><text:span text:style-name="T69">aos profissionais que atuam ou desejam atuar na Educação, </text:span><text:span text:style-name="T70">e portanto, torna-se estratégico </text:span><text:span text:style-name="T72">a produção de novos</text:span><text:span text:style-name="T70"> saberes e prática</text:span><text:span text:style-name="T72">s</text:span><text:span text:style-name="T70"> que venham ao </text:span><text:span text:style-name="T69">encontro </text:span><text:span text:style-name="T70">de uma formação baseada na valorização dos </text:span><text:span text:style-name="T69">múltiplos saberes </text:span><text:span text:style-name="T70">e práticas relacionadas aos conceitos de interculturalidade, inclusão e inovação pedagógica. </text:span><text:span text:style-name="T71">D</text:span><text:span text:style-name="T70">ito isto, entendemos que os estudos realizados nesta pesquisa são potencialmente capazes de gerar e </text:span><text:span text:style-name="T71">disseminar as narrativas contemporâneas focalizando o crescimento, a consolidação e o fortalecimento d</text:span><text:span text:style-name="T70">e práticas que envolvem tais conceitos.</text:span></text:p>
      <text:p text:style-name="P38"/>
      <text:p text:style-name="P13">REFERÊNCIAS</text:p>
      <text:p text:style-name="P24"/>
      <text:p text:style-name="P29"><text:span text:style-name="T67">ALMEIDA, </text:span><text:span text:style-name="T30">Mariangela L. </text:span><text:span text:style-name="T35">Formação continuada como processo crítico-reflexivo colaborativo: </text:span><text:span text:style-name="T33">possibilidades de construção de uma prática inclusiva.</text:span><text:span text:style-name="T30"> 2004. 263 f. Dissertação (Mestrado em Educação) – Programa de Pós-Graduação em Educação, Universidade Federal do Espírito Santo, Vitória, 2004. </text:span></text:p>
      <text:p text:style-name="P31"><text:span text:style-name="T36">FLEURI, R. M. </text:span><text:span text:style-name="T37">Introdução conceitual:</text:span><text:span text:style-name="T36"> Educação para a Diversidade e Cidadania. Florianópolis: MOVER/NUP/CED/EAD/UFSC, 2009 p.91. 2.</text:span><text:span text:style-name="T38"> </text:span></text:p>
      <text:p text:style-name="P42"><text:span text:style-name="T67">MESSINA, Graciela. Mudança E Inovação Educacional: Notas Para Reflexão. Este texto é uma reflexão preliminar apresentada em reunião da Unesco em setembro de 2001, no Chile. </text:span><text:span text:style-name="T98">Cadernos de Pesquisa</text:span><text:span text:style-name="T67">, n. 114, p. 225-233, novembro/ 2001.</text:span></text:p>
      <text:p text:style-name="P29"><text:span text:style-name="T31">SCARAMUZZA, Genivaldo Frois. </text:span><text:span text:style-name="T32">Olhar o Outro e Ser Olhado: Educação e Interculturalidade em Questão.</text:span><text:span text:style-name="T31"> </text:span><text:span text:style-name="T34">P@rtes</text:span><text:span text:style-name="T31"> (São Paulo). v. 01, p. 01-04, issn: 16788419, 2010.</text:span><text:span text:style-name="T6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ext-properties fo:font-size="10pt" fo:language="none" fo:country="none"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fo:margin-top="0cm" fo:margin-bottom="0cm" loext:contextual-spacing="false" fo:line-height="100%"/>
      <style:text-properties fo:font-size="10pt" fo:language="none" fo:country="none" style:font-size-asian="10pt" style:font-name-complex="Times New Roman" style:font-family-complex="'Times New Roman'" style:font-family-generic-complex="roman" style:font-pitch-complex="variable"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imes New Roman" style:font-family-complex="'Times New Roman'" style:font-family-generic-complex="roman" style:font-pitch-complex="variable" style:font-size-complex="8pt"/>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name-complex="Times New Roman" style:font-family-complex="'Times New Roman'" style:font-family-generic-complex="roman" style:font-pitch-complex="variable" style:font-size-complex="10pt"/>
    </style:style>
    <style:style style:name="Normal1"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fo:color="#000000" style:font-name="Calibri1" fo:font-family="Calibri" style:font-family-generic="roman" style:font-pitch="variable" fo:font-size="11pt" fo:language="pt" fo:country="BR" style:font-name-asian="Calibri2" style:font-family-asian="Calibri" style:font-family-generic-asian="system" style:font-pitch-asian="variable" style:font-size-asian="11pt" style:language-asian="pt" style:country-asian="BR" style:font-name-complex="Calibri2" style:font-family-complex="Calibri" style:font-family-generic-complex="system" style:font-pitch-complex="variable"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Cabeçalho_20_Char" style:display-name="Cabeçalho Char" style:family="tex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style>
    <style:style style:name="Rodapé_20_Char" style:display-name="Rodapé Char" style:family="tex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style>
    <style:style style:name="Texto_20_de_20_balão_20_Char" style:display-name="Texto de balão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text-properties style:font-name="Calibri" fo:font-family="Calibri" style:font-family-generic="swiss" style:font-pitch="variable" fo:font-size="10pt" style:font-name-asian="Calibri" style:font-family-asian="Calibri" style:font-family-generic-asian="swiss" style:font-pitch-asian="variable" style:font-size-asian="10pt" style:language-asian="zh" style:country-asian="CN" style:font-name-complex="Calibri" style:font-family-complex="Calibri" style:font-family-generic-complex="swiss"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Ref._20_de_20_nota_20_de_20_rodapé" style:display-name="Ref. de nota de rodapé"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pt" fo:country="BR" style:language-asian="pt" style:country-asian="BR"/>
    </style:style>
    <style:style style:name="MP2" style:family="paragraph" style:parent-style-name="Normal1">
      <style:paragraph-properties fo:margin-top="0.25cm" fo:margin-bottom="0cm" loext:contextual-spacing="false" fo:line-height="100%" fo:text-align="end" style:justify-single-word="false"/>
    </style:style>
    <style:style style:name="MP3" style:family="paragraph" style:parent-style-name="Normal1">
      <style:paragraph-properties fo:margin-top="0cm" fo:margin-bottom="0cm" loext:contextual-spacing="false" fo:line-height="100%" fo:text-align="end" style:justify-single-word="false"/>
    </style:style>
    <style:style style:name="MP4" style:family="paragraph" style:parent-style-name="Normal1">
      <style:paragraph-properties fo:margin-top="0cm" fo:margin-bottom="0cm" loext:contextual-spacing="false" fo:line-height="100%"/>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1.27cm" fo:margin-bottom="1.27cm" fo:margin-left="3cm" fo:margin-right="3cm" fo:background-color="#ffffff" style:writing-mode="lr-tb" style:layout-grid-color="#c0c0c0" style:layout-grid-lines="57"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422cm" fo:margin-left="0cm" fo:margin-right="0cm" fo:margin-bottom="1.321cm" style:dynamic-spacing="true"/>
      </style:header-style>
      <style:footer-style/>
    </style:page-layout>
  </office:automatic-styles>
  <office:master-styles>
    <style:master-page style:name="Standard" style:page-layout-name="Mpm1">
      <style:header>
        <text:p text:style-name="MP1"><draw:frame draw:style-name="Mfr1" draw:name="Figura2" text:anchor-type="as-char" svg:width="13.892cm" svg:height="2.584cm" draw:z-index="5"><draw:image xlink:href="Pictures/100000000000020D00000062FEEA9BFC6CF76440.png" xlink:type="simple" xlink:show="embed" xlink:actuate="onLoad"/></draw:frame></text:p>
        <text:p text:style-name="Header"/>
      </style:header>
    </style:master-page>
    <style:master-page style:name="Converted2" style:page-layout-name="Mpm2" style:next-style-name="Converted1">
      <style:header>
        <text:p text:style-name="MP2"/>
        <text:p text:style-name="MP3"/>
        <text:p text:style-name="MP3"><text:page-number text:select-page="current">0</text:page-number></text:p>
        <text:p text:style-name="MP4"/>
      </style:header>
    </style:master-page>
    <style:master-page style:name="Converted1" style:page-layout-name="Mpm2">
      <style:header>
        <text:p text:style-name="MP2"/>
        <text:p text:style-name="MP3"/>
        <text:p text:style-name="MP3"><text:page-number text:select-page="current">0</text:page-number></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ir da Conceicao</meta:initial-creator>
    <meta:creation-date>2017-06-29T15:24:00</meta:creation-date>
    <dc:date>2017-08-10T18:05:48.252000000</dc:date>
    <meta:editing-cycles>15</meta:editing-cycles>
    <meta:generator>LibreOffice/5.1.0.3$Windows_x86 LibreOffice_project/5e3e00a007d9b3b6efb6797a8b8e57b51ab1f737</meta:generator>
    <meta:editing-duration>PT2H47M2S</meta:editing-duration>
    <meta:document-statistic meta:table-count="0" meta:image-count="1" meta:object-count="0" meta:page-count="6" meta:paragraph-count="41" meta:word-count="2343" meta:character-count="16858" meta:non-whitespace-character-count="14508"/>
  </office:meta>
</office:document-meta>
</file>